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71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usa</text:p>
          </table:table-cell>
          <table:table-cell table:style-name="ce1" office:value-type="string" calcext:value-type="string">
            <text:p><text:s/>arma</text:p>
          </table:table-cell>
          <table:table-cell table:style-name="ce1" office:value-type="string" calcext:value-type="string">
            <text:p>aeroespacial</text:p>
          </table:table-cell>
          <table:table-cell table:style-name="ce1" office:value-type="string" calcext:value-type="string">
            <text:p>sanitaria</text:p>
          </table:table-cell>
          <table:table-cell table:style-name="ce1" office:value-type="string" calcext:value-type="string">
            <text:p>Finanza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riner Bugs 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artford Coliseum Collap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IA Gives the Soviet Gas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World War III… Almost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dical Machine Kil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all Street Cra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T&amp;T Lines Go Dea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triot Fails Sold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entium Fails Long Divis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riane Rocket Goes Boom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kynet Brings Judgement 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ars Climate Cr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astrous Stud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ritish Passports to Nowhere</text:p>
          </table:table-cell>
          <table:table-cell office:value-type="string" calcext:value-type="string">
            <text:p>1,2,3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Y2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ot-Bomb Collapse</text:p>
          </table:table-cell>
          <table:table-cell table:number-columns-repeated="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ove Viru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ancer Treatment to Die For</text:p>
          </table:table-cell>
          <table:table-cell office:value-type="string" calcext:value-type="string">
            <text:p>1,6,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DS Drops Child Suppo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BI’s Trilogy Terminate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1:55:55.8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6:22:34.843000000</meta:creation-date>
    <dc:date>2021-03-07T13:04:39.921000000</dc:date>
    <meta:editing-duration>PT30M53S</meta:editing-duration>
    <meta:editing-cycles>2</meta:editing-cycles>
    <meta:generator>LibreOffice/7.1.0.3$Windows_X86_64 LibreOffice_project/f6099ecf3d29644b5008cc8f48f42f4a40986e4c</meta:generator>
    <meta:document-statistic meta:table-count="1" meta:cell-count="76" meta:object-count="0"/>
  </office:meta>
</office:document-meta>
</file>